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textarea-vertical-align="middle"/>
    </style:style>
    <style:style style:name="gr2" style:family="graphic" style:parent-style-name="title1">
      <style:graphic-properties draw:stroke="none" svg:stroke-color="#000000" draw:fill="none" draw:fill-color="#ffffff" fo:min-height="3.052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textarea-vertical-align="middle"/>
    </style:style>
    <style:style style:name="gr5" style:family="graphic" style:parent-style-name="title2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1" draw:id="id1" draw:layer="layout" svg:width="2.54cm" svg:height="1.27cm" svg:x="7cm" svg:y="7cm">
          <text:p>Bau die</text:p>
          <text:p>Waffe</text:p>
        </draw:rect>
        <draw:rect draw:style-name="gr1" xml:id="id2" draw:id="id2" draw:layer="layout" svg:width="2.6cm" svg:height="1.4cm" svg:x="28cm" svg:y="14cm">
          <text:p>Bau keine<text:line-break/>Waffen</text:p>
        </draw:rect>
        <draw:frame draw:style-name="gr2" draw:layer="layout" svg:width="5.08cm" svg:height="3.302cm" svg:x="17.78cm" svg:y="10.16cm">
          <draw:text-box>
            <text:p>The<text:line-break/>Technican</text:p>
          </draw:text-box>
        </draw:frame>
        <draw:connector draw:style-name="gr3" draw:layer="layout" draw:type="line" svg:x1="9.54cm" svg:y1="7.635cm" svg:x2="28cm" svg:y2="14.7cm" draw:start-shape="id1" draw:start-glue-point="1" draw:end-shape="id2" draw:end-glue-point="3" svg:d="M9540 7635l18460 7065">
          <text:p/>
        </draw:connector>
        <draw:rect draw:style-name="gr1" xml:id="id3" draw:id="id3" draw:layer="layout" svg:width="2.54cm" svg:height="1.27cm" svg:x="1.27cm" svg:y="26.67cm">
          <text:p>*</text:p>
        </draw:rect>
        <draw:rect draw:style-name="gr1" xml:id="id4" draw:id="id4" draw:layer="layout" svg:width="2.54cm" svg:height="1.27cm" svg:x="6.35cm" svg:y="26.67cm">
          <text:p>*</text:p>
        </draw:rect>
        <draw:connector draw:style-name="gr3" draw:text-style-name="P1" draw:layer="layout" draw:type="line" svg:x1="3.81cm" svg:y1="27.305cm" svg:x2="6.35cm" svg:y2="27.305cm" draw:start-shape="id3" draw:start-glue-point="1" draw:end-shape="id4" draw:end-glue-point="3" svg:d="M3810 27305h2540">
          <text:p/>
        </draw:connector>
        <draw:rect draw:style-name="gr4" xml:id="id5" draw:id="id5" draw:layer="layout" svg:width="2.54cm" svg:height="1.27cm" svg:x="4cm" svg:y="12.13cm">
          <text:p/>
        </draw:rect>
        <draw:rect draw:style-name="gr4" xml:id="id6" draw:id="id6" draw:layer="layout" svg:width="2.54cm" svg:height="1.27cm" svg:x="8.89cm" svg:y="19.304cm">
          <text:p/>
        </draw:rect>
        <draw:connector draw:style-name="gr3" draw:text-style-name="P1" draw:layer="layout" draw:type="line" svg:x1="6.54cm" svg:y1="12.765cm" svg:x2="8.89cm" svg:y2="19.939cm" draw:start-shape="id5" draw:start-glue-point="1" draw:end-shape="id6" draw:end-glue-point="3" svg:d="M6540 12765l2350 7174">
          <text:p/>
        </draw:connector>
        <draw:rect draw:style-name="gr5" draw:layer="layout" svg:width="4.6cm" svg:height="2.4cm" svg:x="37cm" svg:y="27cm">
          <text:p>Widersprüche<text:line-break/>unter denen<text:line-break/>technische Entwickler<text:line-break/>stehe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808080" draw:end-color="#ffffff" draw:start-intensity="100%" draw:end-intensity="100%" draw:angle="0" draw:border="0%"/>
    <draw:gradient draw:name="Gradient_20_3" draw:display-name="Gradient 3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2" draw:fill-hatch-name="Hatch_20_1" draw:fill-image-name="Bitmape_20_1" draw:shadow-offset-x="0.203cm" draw:shadow-offset-y="0.203cm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2" draw:fill-hatch-name="Hatch_20_1" draw:fill-image-name="Bitmape_20_1" draw:shadow="hidden" draw:shadow-offset-x="0.203cm" draw:shadow-offset-y="0.203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3" draw:fill-hatch-name="Hatch_20_1" draw:fill-image-name="Bitmape_20_1" draw:fill-image-width="0cm" draw:fill-image-height="0cm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13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cccccc" draw:marker-start="Arrow" draw:marker-start-width="0.2cm" draw:marker-end="Arrow" draw:marker-end-width="0.2cm" draw:fill="none" draw:fill-gradient-name="Gradient_20_2" draw:fill-hatch-name="Hatch_20_1" draw:fill-image-name="Bitmape_20_1" draw:opacity="50%" draw:fill-image-width="0cm" draw:fill-image-height="0cm" draw:shadow-offset-x="0.203cm" draw:shadow-offset-y="0.203cm" draw:shadow-opacity="50%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 pv</meta:initial-creator>
    <meta:creation-date>2019-08-06T11:05:47.13</meta:creation-date>
    <dc:date>2019-08-06T11:51:54.96</dc:date>
    <dc:creator>mh pv</dc:creator>
    <meta:editing-duration>PT45M15S</meta:editing-duration>
    <meta:editing-cycles>5</meta:editing-cycles>
    <meta:generator>OpenOffice/4.1.6$Win32 OpenOffice.org_project/416m1$Build-9790</meta:generator>
    <meta:document-statistic meta:object-count="11"/>
  </office:meta>
</office:document-meta>
</file>